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ffd" officeooo:paragraph-rsid="000a3ffd"/>
    </style:style>
    <style:style style:name="P2" style:family="paragraph" style:parent-style-name="Standard">
      <style:paragraph-properties fo:text-align="center" style:justify-single-word="false"/>
      <style:text-properties officeooo:rsid="000a3ffd" officeooo:paragraph-rsid="000a3ffd"/>
    </style:style>
    <style:style style:name="P3" style:family="paragraph" style:parent-style-name="Standard">
      <style:paragraph-properties fo:text-align="center" style:justify-single-word="false"/>
      <style:text-properties officeooo:rsid="000b377a" officeooo:paragraph-rsid="000b377a"/>
    </style:style>
    <style:style style:name="P4" style:family="paragraph" style:parent-style-name="Standard">
      <style:text-properties fo:font-weight="normal" officeooo:rsid="000a3ffd" officeooo:paragraph-rsid="000a3ffd" style:font-weight-asian="normal" style:font-weight-complex="normal"/>
    </style:style>
    <style:style style:name="P5" style:family="paragraph" style:parent-style-name="Standard">
      <style:text-properties fo:font-weight="normal" officeooo:rsid="000b377a" officeooo:paragraph-rsid="000a3ffd" style:font-weight-asian="normal" style:font-weight-complex="normal"/>
    </style:style>
    <style:style style:name="P6" style:family="paragraph" style:parent-style-name="Standard">
      <style:text-properties fo:font-weight="normal" officeooo:rsid="000d288e" officeooo:paragraph-rsid="000a3ffd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d288e" officeooo:paragraph-rsid="000d288e" style:font-weight-asian="normal" style:font-weight-complex="normal"/>
    </style:style>
    <style:style style:name="P8" style:family="paragraph" style:parent-style-name="Standard">
      <style:text-properties fo:font-weight="normal" officeooo:rsid="000d288e" officeooo:paragraph-rsid="000d288e" style:font-weight-asian="normal" style:font-weight-complex="normal"/>
    </style:style>
    <style:style style:name="P9" style:family="paragraph" style:parent-style-name="Standard">
      <style:text-properties officeooo:paragraph-rsid="000d28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377a" style:font-weight-asian="normal" style:font-weight-complex="normal"/>
    </style:style>
    <style:style style:name="T4" style:family="text">
      <style:text-properties fo:font-weight="normal" officeooo:rsid="000d288e" style:font-weight-asian="normal" style:font-weight-complex="normal"/>
    </style:style>
    <style:style style:name="T5" style:family="text">
      <style:text-properties fo:font-weight="normal" officeooo:rsid="000e25de" style:font-weight-asian="normal" style:font-weight-complex="normal"/>
    </style:style>
    <style:style style:name="T6" style:family="text">
      <style:text-properties officeooo:rsid="000e25de"/>
    </style:style>
    <style:style style:name="T7" style:family="text">
      <style:text-properties officeooo:rsid="001bd5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уан</text:p>
      <text:p text:style-name="P1"/>
      <text:p text:style-name="P3">Деньги или <text:span text:style-name="T6">Милхауc</text:span>? Ч.1</text:p>
      <text:p text:style-name="P3"/>
      <text:p text:style-name="P1">Луан: О, Милхау<text:span text:style-name="T6">c</text:span>, моё самое дорогое сокровище! Мамочка Дома.</text:p>
      <text:p text:style-name="P1"/>
      <text:p text:style-name="P1">Милхау<text:span text:style-name="T6">c</text:span>: Ты вернулась! Наконец-то кто-то, кто знает, как открыть сушилку. У меня штаны намокли.</text:p>
      <text:p text:style-name="P1"/>
      <text:p text:style-name="P1"><text:tab/>Луан: Не так быстро, милый. Мамочке нужно на фабрику, проверить, как там поживает семейный хлебушек с маслом — крекеры.</text:p>
      <text:p text:style-name="P1"/>
      <text:p text:style-name="P1"><text:tab/>Луан: Ты сможешь сам себе приготовить обед?</text:p>
      <text:p text:style-name="P1"/>
      <text:p text:style-name="P1"><text:tab/><text:span text:style-name="T6">Милхауc</text:span>: Папа меня научил меня готовить яичницу на <text:span text:style-name="T6">автомобильном</text:span> радиаторе.</text:p>
      <text:p text:style-name="P1"/>
      <text:p text:style-name="P1"><text:tab/>Луан: <text:span text:style-name="T1">Вздыхает</text:span><text:span text:style-name="T2"> Твой отец только один день труда провел в ночлежке — и уже выучил кучу приемчиков.</text:span></text:p>
      <text:p text:style-name="P4"/>
      <text:p text:style-name="P4"><text:tab/>Луан: Погоди, приготовлю для тебя <text:span text:style-name="T6">что-нибудь</text:span> питательное.</text:p>
      <text:p text:style-name="P4"/>
      <text:p text:style-name="P1"><text:span text:style-name="T2">- Отправить Луан </text:span><text:span text:style-name="T5">стряпать</text:span><text:span text:style-name="T3"> </text:span><text:span text:style-name="T5">Милхаусу</text:span><text:span text:style-name="T3"> мамочкины блюда.</text:span></text:p>
      <text:p text:style-name="P5">- Отправить Луан провести проверку фабрики крекеров.</text:p>
      <text:p text:style-name="P5"/>
      <text:p text:style-name="P1"><text:span text:style-name="T3"><text:tab/></text:span><text:span text:style-name="T5">Милхауc</text:span><text:span text:style-name="T4">: А что случилось с дедушкой Муссолини?</text:span></text:p>
      <text:p text:style-name="P6"><text:tab/></text:p>
      <text:p text:style-name="P6"><text:tab/>Луан: Моё первое указание в качестве исполнительного директора — ввод новых правил техники <text:span text:style-name="T6">безопасности.</text:span></text:p>
      <text:p text:style-name="P6"/>
      <text:p text:style-name="P6"><text:tab/>Луан: А именно: лица старше 80 лет не могут кататься на роликах <text:span text:style-name="T6">рядом</text:span> с ножами для резки крекеров.</text:p>
      <text:p text:style-name="P6"/>
      <text:p text:style-name="P6"><text:tab/></text:p>
      <text:p text:style-name="P7">Деньги или <text:span text:style-name="T6">Милхауc</text:span>? Ч.2</text:p>
      <text:p text:style-name="P8"><text:tab/>Луан: Ну что ж, <text:s/>поскол<text:span text:style-name="T7">ь</text:span>ку я новичок в предпринимательском деле, мне нужна сеть важных и не очень контактов.</text:p>
      <text:p text:style-name="P8"/>
      <text:p text:style-name="P8"><text:tab/><text:span text:style-name="T6">Милхаус</text:span>: Я мог бы познакомить тебя со своими друзьями. Они — рабочее поколение завтрашнего дня.</text:p>
      <text:p text:style-name="P8"/>
      <text:p text:style-name="P8"><text:tab/>Луан: Нет, не хочу слишком много бесполезных воспоминаний.</text:p>
      <text:p text:style-name="P8"/>
      <text:p text:style-name="P8"><text:tab/><text:span text:style-name="T6">Милхауc</text:span>: Тогда где ты собираешься <text:span text:style-name="T6">создать</text:span> свою сеть контактов?</text:p>
      <text:p text:style-name="P8"/>
      <text:p text:style-name="P8"><text:tab/>Луан: В единственном баре в городе, в котором в качестве оплаты принимают промышленную соль.</text:p>
      <text:p text:style-name="P8"/>
      <text:p text:style-name="P9"><text:span text:style-name="T4">- </text:span><text:span text:style-name="T5">Отправить</text:span><text:span text:style-name="T4">: </text:span><text:span text:style-name="T5">Милхауcа</text:span><text:span text:style-name="T4"> в свою комнату.</text:span></text:p>
      <text:p text:style-name="P9"><text:span text:style-name="T4">- </text:span><text:span text:style-name="T5">Отправить: Луан в бар к Мо.</text:span></text:p>
      <text:p text:style-name="P8"/>
      <text:p text:style-name="P8"/>
      <text:p text:style-name="P7"/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21:28:00.042403292</meta:creation-date>
    <dc:date>2020-08-09T22:24:31.864480716</dc:date>
    <meta:editing-duration>PT7M18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2" meta:paragraph-count="24" meta:word-count="218" meta:character-count="1443" meta:non-whitespace-character-count="1227"/>
  </office:meta>
</office:document-meta>
</file>